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.1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375" calcext:value-type="float">
            <text:p>375</text:p>
          </table:table-cell>
          <table:table-cell/>
          <table:table-cell office:value-type="float" office:value="378" calcext:value-type="float">
            <text:p>378</text:p>
          </table:table-cell>
          <table:table-cell/>
          <table:table-cell office:value-type="float" office:value="797" calcext:value-type="float">
            <text:p>797</text:p>
          </table:table-cell>
          <table:table-cell/>
          <table:table-cell office:value-type="float" office:value="998" calcext:value-type="float">
            <text:p>998</text:p>
          </table:table-cell>
          <table:table-cell/>
          <table:table-cell office:value-type="float" office:value="1092" calcext:value-type="float">
            <text:p>1092</text:p>
          </table:table-cell>
          <table:table-cell/>
          <table:table-cell office:value-type="float" office:value="1093" calcext:value-type="float">
            <text:p>109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sula_Lobe_ACC</text:p>
          </table:table-cell>
          <table:table-cell office:value-type="float" office:value="0.70851" calcext:value-type="float">
            <text:p>0.70851</text:p>
          </table:table-cell>
          <table:table-cell table:number-columns-repeated="3"/>
          <table:table-cell office:value-type="float" office:value="0.527998" calcext:value-type="float">
            <text:p>0.527998</text:p>
          </table:table-cell>
          <table:table-cell/>
          <table:table-cell office:value-type="float" office:value="0.200763" calcext:value-type="float">
            <text:p>0.200763</text:p>
          </table:table-cell>
          <table:table-cell/>
          <table:table-cell office:value-type="float" office:value="0.172722" calcext:value-type="float">
            <text:p>0.172722</text:p>
          </table:table-cell>
          <table:table-cell table:number-columns-repeated="3"/>
          <table:table-cell office:value-type="float" office:value="0.169829" calcext:value-type="float">
            <text:p>0.169829</text:p>
          </table:table-cell>
        </table:table-row>
        <table:table-row table:style-name="ro1">
          <table:table-cell office:value-type="string" calcext:value-type="string">
            <text:p>Insula_Lobe_Fusiform_Gyrus</text:p>
          </table:table-cell>
          <table:table-cell office:value-type="float" office:value="0.369114" calcext:value-type="float">
            <text:p>0.369114</text:p>
          </table:table-cell>
          <table:table-cell/>
          <table:table-cell office:value-type="float" office:value="0.282062" calcext:value-type="float">
            <text:p>0.282062</text:p>
          </table:table-cell>
          <table:table-cell/>
          <table:table-cell office:value-type="float" office:value="0.383407" calcext:value-type="float">
            <text:p>0.383407</text:p>
          </table:table-cell>
          <table:table-cell/>
          <table:table-cell office:value-type="float" office:value="0.386734" calcext:value-type="float">
            <text:p>0.386734</text:p>
          </table:table-cell>
          <table:table-cell/>
          <table:table-cell office:value-type="float" office:value="0.203414" calcext:value-type="float">
            <text:p>0.203414</text:p>
          </table:table-cell>
          <table:table-cell/>
          <table:table-cell office:value-type="float" office:value="-0.00055" calcext:value-type="float">
            <text:p>-0.00055</text:p>
          </table:table-cell>
          <table:table-cell/>
          <table:table-cell office:value-type="float" office:value="0.173908" calcext:value-type="float">
            <text:p>0.173908</text:p>
          </table:table-cell>
        </table:table-row>
        <table:table-row table:style-name="ro1">
          <table:table-cell office:value-type="string" calcext:value-type="string">
            <text:p>Insula_Lobe_Inferior_Parietal_Lobule</text:p>
          </table:table-cell>
          <table:table-cell office:value-type="float" office:value="0.238133" calcext:value-type="float">
            <text:p>0.238133</text:p>
          </table:table-cell>
          <table:table-cell table:number-columns-repeated="3"/>
          <table:table-cell office:value-type="float" office:value="0.696893" calcext:value-type="float">
            <text:p>0.696893</text:p>
          </table:table-cell>
          <table:table-cell/>
          <table:table-cell office:value-type="float" office:value="0.532153" calcext:value-type="float">
            <text:p>0.532153</text:p>
          </table:table-cell>
          <table:table-cell/>
          <table:table-cell office:value-type="float" office:value="0.394989" calcext:value-type="float">
            <text:p>0.394989</text:p>
          </table:table-cell>
          <table:table-cell table:number-columns-repeated="3"/>
          <table:table-cell office:value-type="float" office:value="0.0233" calcext:value-type="float">
            <text:p>0.0233</text:p>
          </table:table-cell>
        </table:table-row>
        <table:table-row table:style-name="ro1">
          <table:table-cell office:value-type="string" calcext:value-type="string">
            <text:p>Insula_Lobe_Inferior_Temporal_Gyrus</text:p>
          </table:table-cell>
          <table:table-cell office:value-type="float" office:value="0.508456" calcext:value-type="float">
            <text:p>0.508456</text:p>
          </table:table-cell>
          <table:table-cell/>
          <table:table-cell office:value-type="float" office:value="0.762255" calcext:value-type="float">
            <text:p>0.762255</text:p>
          </table:table-cell>
          <table:table-cell/>
          <table:table-cell office:value-type="float" office:value="0.6565" calcext:value-type="float">
            <text:p>0.6565</text:p>
          </table:table-cell>
          <table:table-cell/>
          <table:table-cell office:value-type="float" office:value="0.402227" calcext:value-type="float">
            <text:p>0.402227</text:p>
          </table:table-cell>
          <table:table-cell/>
          <table:table-cell office:value-type="float" office:value="0.197794" calcext:value-type="float">
            <text:p>0.197794</text:p>
          </table:table-cell>
          <table:table-cell/>
          <table:table-cell office:value-type="float" office:value="-0.138534" calcext:value-type="float">
            <text:p>-0.138534</text:p>
          </table:table-cell>
          <table:table-cell/>
          <table:table-cell office:value-type="float" office:value="-0.076081" calcext:value-type="float">
            <text:p>-0.076081</text:p>
          </table:table-cell>
        </table:table-row>
        <table:table-row table:style-name="ro1">
          <table:table-cell office:value-type="string" calcext:value-type="string">
            <text:p>Insula_Lobe_MCC</text:p>
          </table:table-cell>
          <table:table-cell office:value-type="float" office:value="0.26038" calcext:value-type="float">
            <text:p>0.26038</text:p>
          </table:table-cell>
          <table:table-cell/>
          <table:table-cell office:value-type="float" office:value="0.25787" calcext:value-type="float">
            <text:p>0.25787</text:p>
          </table:table-cell>
          <table:table-cell/>
          <table:table-cell office:value-type="float" office:value="0.641401" calcext:value-type="float">
            <text:p>0.641401</text:p>
          </table:table-cell>
          <table:table-cell/>
          <table:table-cell office:value-type="float" office:value="0.553866" calcext:value-type="float">
            <text:p>0.553866</text:p>
          </table:table-cell>
          <table:table-cell table:number-columns-repeated="3"/>
          <table:table-cell office:value-type="float" office:value="0.345514" calcext:value-type="float">
            <text:p>0.345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a_Lobe_Medial_Temporal_Pole</text:p>
          </table:table-cell>
          <table:table-cell table:number-columns-repeated="6"/>
          <table:table-cell office:value-type="float" office:value="0.076789" calcext:value-type="float">
            <text:p>0.076789</text:p>
          </table:table-cell>
          <table:table-cell table:number-columns-repeated="3"/>
          <table:table-cell office:value-type="float" office:value="0.0848" calcext:value-type="float">
            <text:p>0.0848</text:p>
          </table:table-cell>
          <table:table-cell/>
          <table:table-cell office:value-type="float" office:value="0.209523" calcext:value-type="float">
            <text:p>0.209523</text:p>
          </table:table-cell>
        </table:table-row>
        <table:table-row table:style-name="ro1">
          <table:table-cell office:value-type="string" calcext:value-type="string">
            <text:p>Insula_Lobe_Middle_Frontal_Gyrus</text:p>
          </table:table-cell>
          <table:table-cell office:value-type="float" office:value="-0.122199" calcext:value-type="float">
            <text:p>-0.122199</text:p>
          </table:table-cell>
          <table:table-cell/>
          <table:table-cell office:value-type="float" office:value="0.486699" calcext:value-type="float">
            <text:p>0.486699</text:p>
          </table:table-cell>
          <table:table-cell/>
          <table:table-cell office:value-type="float" office:value="0.681149" calcext:value-type="float">
            <text:p>0.681149</text:p>
          </table:table-cell>
          <table:table-cell/>
          <table:table-cell office:value-type="float" office:value="0.405459" calcext:value-type="float">
            <text:p>0.405459</text:p>
          </table:table-cell>
          <table:table-cell/>
          <table:table-cell office:value-type="float" office:value="0.099158" calcext:value-type="float">
            <text:p>0.099158</text:p>
          </table:table-cell>
          <table:table-cell/>
          <table:table-cell office:value-type="float" office:value="0.133589" calcext:value-type="float">
            <text:p>0.133589</text:p>
          </table:table-cell>
          <table:table-cell/>
          <table:table-cell office:value-type="float" office:value="-0.093804" calcext:value-type="float">
            <text:p>-0.093804</text:p>
          </table:table-cell>
        </table:table-row>
        <table:table-row table:style-name="ro1">
          <table:table-cell office:value-type="string" calcext:value-type="string">
            <text:p>Insula_Lobe_Middle_Temporal_Gyrus</text:p>
          </table:table-cell>
          <table:table-cell office:value-type="float" office:value="0.551047" calcext:value-type="float">
            <text:p>0.551047</text:p>
          </table:table-cell>
          <table:table-cell/>
          <table:table-cell office:value-type="float" office:value="0.733428" calcext:value-type="float">
            <text:p>0.733428</text:p>
          </table:table-cell>
          <table:table-cell/>
          <table:table-cell office:value-type="float" office:value="0.053047" calcext:value-type="float">
            <text:p>0.053047</text:p>
          </table:table-cell>
          <table:table-cell/>
          <table:table-cell office:value-type="float" office:value="0.484198" calcext:value-type="float">
            <text:p>0.484198</text:p>
          </table:table-cell>
          <table:table-cell/>
          <table:table-cell office:value-type="float" office:value="0.023983" calcext:value-type="float">
            <text:p>0.023983</text:p>
          </table:table-cell>
          <table:table-cell/>
          <table:table-cell office:value-type="float" office:value="0.435213" calcext:value-type="float">
            <text:p>0.435213</text:p>
          </table:table-cell>
          <table:table-cell/>
          <table:table-cell office:value-type="float" office:value="0.144322" calcext:value-type="float">
            <text:p>0.144322</text:p>
          </table:table-cell>
        </table:table-row>
        <table:table-row table:style-name="ro1">
          <table:table-cell office:value-type="string" calcext:value-type="string">
            <text:p>Insula_Lobe_Opercularis</text:p>
          </table:table-cell>
          <table:table-cell office:value-type="float" office:value="0.93568" calcext:value-type="float">
            <text:p>0.93568</text:p>
          </table:table-cell>
          <table:table-cell/>
          <table:table-cell office:value-type="float" office:value="0.663543" calcext:value-type="float">
            <text:p>0.663543</text:p>
          </table:table-cell>
          <table:table-cell table:number-columns-repeated="3"/>
          <table:table-cell office:value-type="float" office:value="0.228907" calcext:value-type="float">
            <text:p>0.228907</text:p>
          </table:table-cell>
          <table:table-cell/>
          <table:table-cell office:value-type="float" office:value="0.518502" calcext:value-type="float">
            <text:p>0.518502</text:p>
          </table:table-cell>
          <table:table-cell/>
          <table:table-cell office:value-type="float" office:value="0.311169" calcext:value-type="float">
            <text:p>0.311169</text:p>
          </table:table-cell>
          <table:table-cell/>
          <table:table-cell office:value-type="float" office:value="0.102849" calcext:value-type="float">
            <text:p>0.102849</text:p>
          </table:table-cell>
        </table:table-row>
        <table:table-row table:style-name="ro1">
          <table:table-cell office:value-type="string" calcext:value-type="string">
            <text:p>Insula_Lobe_Orbitalis</text:p>
          </table:table-cell>
          <table:table-cell office:value-type="float" office:value="0.54897" calcext:value-type="float">
            <text:p>0.54897</text:p>
          </table:table-cell>
          <table:table-cell/>
          <table:table-cell office:value-type="float" office:value="0.874246" calcext:value-type="float">
            <text:p>0.874246</text:p>
          </table:table-cell>
          <table:table-cell/>
          <table:table-cell office:value-type="float" office:value="0.135223" calcext:value-type="float">
            <text:p>0.135223</text:p>
          </table:table-cell>
          <table:table-cell/>
          <table:table-cell office:value-type="float" office:value="0.260784" calcext:value-type="float">
            <text:p>0.260784</text:p>
          </table:table-cell>
          <table:table-cell table:number-columns-repeated="3"/>
          <table:table-cell office:value-type="float" office:value="0.008071" calcext:value-type="float">
            <text:p>0.008071</text:p>
          </table:table-cell>
          <table:table-cell/>
          <table:table-cell office:value-type="float" office:value="0.448865" calcext:value-type="float">
            <text:p>0.448865</text:p>
          </table:table-cell>
        </table:table-row>
        <table:table-row table:style-name="ro1">
          <table:table-cell office:value-type="string" calcext:value-type="string">
            <text:p>Insula_Lobe_Posterior_Medial_Frontal</text:p>
          </table:table-cell>
          <table:table-cell table:number-columns-repeated="2"/>
          <table:table-cell office:value-type="float" office:value="0.429049" calcext:value-type="float">
            <text:p>0.429049</text:p>
          </table:table-cell>
          <table:table-cell/>
          <table:table-cell office:value-type="float" office:value="0.39579" calcext:value-type="float">
            <text:p>0.39579</text:p>
          </table:table-cell>
          <table:table-cell/>
          <table:table-cell office:value-type="float" office:value="0.162521" calcext:value-type="float">
            <text:p>0.162521</text:p>
          </table:table-cell>
          <table:table-cell/>
          <table:table-cell office:value-type="float" office:value="0.125977" calcext:value-type="float">
            <text:p>0.1259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ula_Lobe_Superior_Frontal_Gyrus</text:p>
          </table:table-cell>
          <table:table-cell office:value-type="float" office:value="0.123556" calcext:value-type="float">
            <text:p>0.123556</text:p>
          </table:table-cell>
          <table:table-cell/>
          <table:table-cell office:value-type="float" office:value="0.558111" calcext:value-type="float">
            <text:p>0.558111</text:p>
          </table:table-cell>
          <table:table-cell/>
          <table:table-cell office:value-type="float" office:value="-0.105984" calcext:value-type="float">
            <text:p>-0.105984</text:p>
          </table:table-cell>
          <table:table-cell/>
          <table:table-cell office:value-type="float" office:value="0.114431" calcext:value-type="float">
            <text:p>0.114431</text:p>
          </table:table-cell>
          <table:table-cell/>
          <table:table-cell office:value-type="float" office:value="0.227146" calcext:value-type="float">
            <text:p>0.227146</text:p>
          </table:table-cell>
          <table:table-cell/>
          <table:table-cell office:value-type="float" office:value="0.004736" calcext:value-type="float">
            <text:p>0.004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a_Lobe_Superior_Medial_Gyrus</text:p>
          </table:table-cell>
          <table:table-cell office:value-type="float" office:value="0.638463" calcext:value-type="float">
            <text:p>0.638463</text:p>
          </table:table-cell>
          <table:table-cell/>
          <table:table-cell office:value-type="float" office:value="0.512226" calcext:value-type="float">
            <text:p>0.512226</text:p>
          </table:table-cell>
          <table:table-cell/>
          <table:table-cell office:value-type="float" office:value="-0.203807" calcext:value-type="float">
            <text:p>-0.203807</text:p>
          </table:table-cell>
          <table:table-cell/>
          <table:table-cell office:value-type="float" office:value="0.282275" calcext:value-type="float">
            <text:p>0.282275</text:p>
          </table:table-cell>
          <table:table-cell/>
          <table:table-cell office:value-type="float" office:value="0.148122" calcext:value-type="float">
            <text:p>0.148122</text:p>
          </table:table-cell>
          <table:table-cell/>
          <table:table-cell office:value-type="float" office:value="0.325157" calcext:value-type="float">
            <text:p>0.325157</text:p>
          </table:table-cell>
          <table:table-cell/>
          <table:table-cell office:value-type="float" office:value="0.296291" calcext:value-type="float">
            <text:p>0.296291</text:p>
          </table:table-cell>
        </table:table-row>
        <table:table-row table:style-name="ro1">
          <table:table-cell office:value-type="string" calcext:value-type="string">
            <text:p>Insula_Lobe_Superior_Parietal_Lobule</text:p>
          </table:table-cell>
          <table:table-cell table:number-columns-repeated="2"/>
          <table:table-cell office:value-type="float" office:value="0.319569" calcext:value-type="float">
            <text:p>0.319569</text:p>
          </table:table-cell>
          <table:table-cell/>
          <table:table-cell office:value-type="float" office:value="0.519468" calcext:value-type="float">
            <text:p>0.519468</text:p>
          </table:table-cell>
          <table:table-cell table:number-columns-repeated="3"/>
          <table:table-cell office:value-type="float" office:value="-0.123702" calcext:value-type="float">
            <text:p>-0.123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ula_Lobe_Superior_Temporal_Gyrus</text:p>
          </table:table-cell>
          <table:table-cell office:value-type="float" office:value="0.285275" calcext:value-type="float">
            <text:p>0.285275</text:p>
          </table:table-cell>
          <table:table-cell/>
          <table:table-cell office:value-type="float" office:value="0.440168" calcext:value-type="float">
            <text:p>0.440168</text:p>
          </table:table-cell>
          <table:table-cell/>
          <table:table-cell office:value-type="float" office:value="0.662851" calcext:value-type="float">
            <text:p>0.662851</text:p>
          </table:table-cell>
          <table:table-cell/>
          <table:table-cell office:value-type="float" office:value="0.770927" calcext:value-type="float">
            <text:p>0.770927</text:p>
          </table:table-cell>
          <table:table-cell/>
          <table:table-cell office:value-type="float" office:value="0.699272" calcext:value-type="float">
            <text:p>0.699272</text:p>
          </table:table-cell>
          <table:table-cell table:number-columns-repeated="3"/>
          <table:table-cell office:value-type="float" office:value="0.541073" calcext:value-type="float">
            <text:p>0.541073</text:p>
          </table:table-cell>
        </table:table-row>
        <table:table-row table:style-name="ro1">
          <table:table-cell office:value-type="string" calcext:value-type="string">
            <text:p>Insula_Lobe_Temporal_Pole</text:p>
          </table:table-cell>
          <table:table-cell office:value-type="float" office:value="0.428978" calcext:value-type="float">
            <text:p>0.428978</text:p>
          </table:table-cell>
          <table:table-cell/>
          <table:table-cell office:value-type="float" office:value="0.413278" calcext:value-type="float">
            <text:p>0.413278</text:p>
          </table:table-cell>
          <table:table-cell/>
          <table:table-cell office:value-type="float" office:value="0.293965" calcext:value-type="float">
            <text:p>0.293965</text:p>
          </table:table-cell>
          <table:table-cell table:number-columns-repeated="3"/>
          <table:table-cell office:value-type="float" office:value="0.452369" calcext:value-type="float">
            <text:p>0.452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ula_Lobe_Triangularis</text:p>
          </table:table-cell>
          <table:table-cell office:value-type="float" office:value="0.601316" calcext:value-type="float">
            <text:p>0.601316</text:p>
          </table:table-cell>
          <table:table-cell/>
          <table:table-cell office:value-type="float" office:value="0.632587" calcext:value-type="float">
            <text:p>0.632587</text:p>
          </table:table-cell>
          <table:table-cell/>
          <table:table-cell office:value-type="float" office:value="0.686658" calcext:value-type="float">
            <text:p>0.686658</text:p>
          </table:table-cell>
          <table:table-cell/>
          <table:table-cell office:value-type="float" office:value="0.139583" calcext:value-type="float">
            <text:p>0.139583</text:p>
          </table:table-cell>
          <table:table-cell/>
          <table:table-cell office:value-type="float" office:value="0.596968" calcext:value-type="float">
            <text:p>0.596968</text:p>
          </table:table-cell>
          <table:table-cell/>
          <table:table-cell office:value-type="float" office:value="0.402264" calcext:value-type="float">
            <text:p>0.402264</text:p>
          </table:table-cell>
          <table:table-cell/>
          <table:table-cell office:value-type="float" office:value="-0.049005" calcext:value-type="float">
            <text:p>-0.049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 style:data-style-name="N2" text:time-value="10:27:08.410423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03:00:42.547512080</meta:creation-date>
    <dc:date>2015-10-03T10:43:32.019030799</dc:date>
    <meta:editing-duration>P0D</meta:editing-duration>
    <meta:editing-cycles>2</meta:editing-cycles>
    <meta:generator>LibreOffice/4.2.3.3$Linux_X86_64 LibreOffice_project/420m0$Build-3</meta:generator>
    <meta:document-statistic meta:table-count="1" meta:cell-count="119" meta:object-count="0"/>
  </office:meta>
</office:document-meta>
</file>